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e18b" officeooo:paragraph-rsid="0001e1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nching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20:41:49.063103934</meta:creation-date>
    <dc:date>2016-01-18T20:42:12.494206161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4.2.8.2$Linux_X86_64 LibreOffice_project/420m0$Build-2</meta:generator>
  </office:meta>
</office:document-meta>
</file>